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58pt" style:font-size-asian="58pt" style:font-size-complex="5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72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72pt"/>
    </style:style>
    <style:style style:name="T1" style:family="text">
      <style:text-properties fo:font-family="'Arial Black'" style:font-family-generic="swiss" style:font-pitch="variable" fo:font-size="60pt" fo:font-style="normal" fo:font-weight="bold"/>
    </style:style>
    <style:style style:name="T2" style:family="text">
      <style:text-properties fo:font-family="'Arial Black'" style:font-family-generic="swiss" style:font-pitch="variable" fo:font-size="60pt" fo:language="en" fo:country="US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blisko mnie,</text:span><text:span text:style-name="T1"><text:line-break/></text:span><text:span text:style-name="T1">a tęsknię</text:span><text:span text:style-name="T1"><text:line-break/></text:span><text:span text:style-name="T1">za Duchem Twym</text:span><text:span text:style-name="T1"><text:line-break/></text:span><text:span text:style-name="T1">Kocham kroki Twe,</text:span><text:span text:style-name="T1"><text:line-break/></text:span><text:span text:style-name="T1">I wiem jak pukasz</text:span><text:span text:style-name="T1"><text:line-break/></text:span><text:span text:style-name="T1">do drzw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Przychodzisz jak</text:span><text:span text:style-name="T2"><text:line-break/></text:span><text:span text:style-name="T2">ciepły wiatr,</text:span><text:span text:style-name="T2"><text:line-break/></text:span><text:span text:style-name="T2">otwieram się</text:span><text:span text:style-name="T2"><text:line-break/></text:span><text:span text:style-name="T2">i czuję znów,</text:span><text:span text:style-name="T2"><text:line-break/></text:span><text:span text:style-name="T2">ż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Twoja miłość jak</text:span><text:span text:style-name="T1"><text:line-break/></text:span><text:span text:style-name="T1">ciepły deszcz</text:span><text:span text:style-name="T1"><text:line-break/></text:span><text:span text:style-name="T1">Twoja miłość jak</text:span><text:span text:style-name="T1"><text:line-break/></text:span><text:span text:style-name="T1">morze gwiazd za d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Twoja miłość</text:span><text:span text:style-name="T1"><text:line-break/></text:span><text:span text:style-name="T1">sprawia, że</text:span><text:span text:style-name="T1"><text:line-break/></text:span><text:span text:style-name="T1">nieskończenie</text:span><text:span text:style-name="T1"><text:line-break/></text:span><text:span text:style-name="T1">dobry Święty Duch</text:span><text:span text:style-name="T1"><text:line-break/></text:span><text:span text:style-name="T1">ogarnia mnie</text:span><text:span text:style-name="T1"><text:line-break/></text:span><text:span text:style-name="T1"><text:line-break/></text:span><text:span text:style-name="T1">(Twoja miłość jak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size="24.7000007629395pt" fo:language="zxx" fo:country="none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30T17:24:57</meta:creation-date>
    <dc:date>2017-03-27T19:38:26.90</dc:date>
    <dc:language>en-US</dc:language>
    <meta:editing-cycles>10</meta:editing-cycles>
    <meta:editing-duration>PT15M46S</meta:editing-duration>
    <dc:creator>Woda Życia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